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427993" text:style-name="L1">
        <text:list-item>
          <text:p text:style-name="P1"><text:span text:style-name="T1">NULL COMPARISON</text:span> – Find the movies where the production studio information has been filled in.</text:p>
        </text:list-item>
        <text:list-item>
          <text:p text:style-name="P1">SELECT mvID<text:line-break/>FROM Cast<text:line-break/>WHERE Actor='Tom Hanks' OR 'Audrey Tautou'</text:p>
        </text:list-item>
        <text:list-item>
          <text:p text:style-name="P1">Yes this query will work.<text:line-break/>The output will be as follows:<text:line-break/>2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lenn Chamberlain</meta:initial-creator>
    <meta:creation-date>2011-12-22T14:27:14.83</meta:creation-date>
    <meta:generator>OpenOffice.org/3.2$Win32 OpenOffice.org_project/320m12$Build-9483</meta:generator>
    <dc:date>2011-12-22T14:46:11.60</dc:date>
    <dc:creator>Glenn Chamberlain</dc:creator>
    <meta:editing-duration>PT00H18M58S</meta:editing-duration>
    <meta:editing-cycles>5</meta:editing-cycles>
    <meta:document-statistic meta:table-count="0" meta:image-count="0" meta:object-count="0" meta:page-count="1" meta:paragraph-count="3" meta:word-count="40" meta:character-count="221"/>
  </office:meta>
</office:document-meta>
</file>